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Resolver.getDependency( DependencyDescriptor dd , ResolveData data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CacheResolver.listModules( OrganisationEntry o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Resolver.ensureConfigur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acheResolver.locate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Resolver.listRevisions( ModuleEntry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Resolver.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cheResolver.dump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Resolver.ge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Resolver.CacheResolver( Resolver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Resolver.exists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Resolver.listOrganis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Resolver.download( Artifact [ ] artifacts , DownloadOptions o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acheResolver.publish( Artifact artifact , File src ,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